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aeca1" officeooo:paragraph-rsid="000aeca1"/>
    </style:style>
    <style:style style:name="P2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0e3b36" officeooo:paragraph-rsid="000e3b36"/>
    </style:style>
    <style:style style:name="P3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0f72cb" officeooo:paragraph-rsid="000f72cb"/>
    </style:style>
    <style:style style:name="T1" style:family="text">
      <style:text-properties officeooo:rsid="000e3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i feita uma escolha de dataset no site: “<text:a xlink:type="simple" xlink:href="https://dados.gov.br/dados/conjuntos-dados/dados_doencas_cronicas_ses" text:style-name="Internet_20_link" text:visited-style-name="Visited_20_Internet_20_Link">https://dados.gov.br/dados/conjuntos-dados/dados_doencas_cronicas_ses</text:a>” <text:line-break/><text:span text:style-name="T1">descreve algo do dataset aqui se necessario….</text:span></text:p>
      <text:p text:style-name="P1"/>
      <text:p text:style-name="P2">Para iniciar o processo, os dados foram inicialmente transferidos do arquivo CSV para uma tabela no banco de dados, a fim de dar início à etapa de normalização. Neste ponto, o processo de normalização da primeira forma normal (1FN) foi iniciado. Nesse contexto específico, a etapa 1FN envolveu principalmente a separação das tabelas, uma vez que a tabela em questão não continha dados atômicos, ou seja, não continha valores indivisíveis ou que pudessem ser desmembrados.</text:p>
      <text:p text:style-name="P3">Ao proceder com a definição de chaves primárias específicas para cada caso em particular, avançamos para a segunda etapa da normalização, conhecida como a Segunda Forma Normal (2FN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18:01.461752195</meta:creation-date>
    <dc:date>2023-11-08T23:37:59.033875268</dc:date>
    <meta:editing-duration>PT18M36S</meta:editing-duration>
    <meta:editing-cycles>1</meta:editing-cycles>
    <meta:document-statistic meta:table-count="0" meta:image-count="0" meta:object-count="0" meta:page-count="1" meta:paragraph-count="3" meta:word-count="119" meta:character-count="813" meta:non-whitespace-character-count="696"/>
    <meta:generator>LibreOffice/7.3.7.2$Linux_X86_64 LibreOffice_project/30$Build-2</meta:generator>
  </office:meta>
</office:document-meta>
</file>